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5-05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5-04-1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5-02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12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10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09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08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05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03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4-01-3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12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1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10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08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05-3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03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3-02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2-11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2-10-1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2-07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2-06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2-03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1-12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1-09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1-06-1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1-05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1-03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0-10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0-08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20-01-1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9-11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9-07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9-04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12-1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10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09-0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07-3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06-21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04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8-03-1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11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10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08-3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07-12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05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03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7-01-3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6-12-0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6-10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6-07-2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6-02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6-01-07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11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9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8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6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5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3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3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5-01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12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08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07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06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03-12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4-01-29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10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9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7-3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6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5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2-13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3-01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11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10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9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8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6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5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3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2-02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11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10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08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07-0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06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03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1-01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12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10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07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06-1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03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10-02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9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9-10-0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9-08-13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9-07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10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09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06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05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03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7-01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12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10-3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9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8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6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6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5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4-0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6-02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12-0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10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2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2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5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4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1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1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9-1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6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3-2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3-1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8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7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6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5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444094212501</text:p>
          </table:table-cell>
          <table:table-cell office:value-type="string" calcext:value-type="string">
            <text:p>WLN03-2 <text:s text:c="2"/>130N29W08DCCCAA01 C.RipleyR16 0000244210</text:p>
          </table:table-cell>
          <table:table-cell office:value-type="string" calcext:value-type="string">
            <text:p>194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768" meta:object-count="0"/>
    <meta:user-defined meta:name="AppVersion">3.0</meta:user-defined>
  </office:meta>
</office:document-meta>
</file>